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3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8862in"/>
    </style:style>
    <style:style style:name="co6" style:family="table-column">
      <style:table-column-properties fo:break-before="auto" style:column-width="1.5264in"/>
    </style:style>
    <style:style style:name="co7" style:family="table-column">
      <style:table-column-properties fo:break-before="auto" style:column-width="3.6217in"/>
    </style:style>
    <style:style style:name="co8" style:family="table-column">
      <style:table-column-properties fo:break-before="auto" style:column-width="2.4283in"/>
    </style:style>
    <style:style style:name="co9" style:family="table-column">
      <style:table-column-properties fo:break-before="auto" style:column-width="1.1654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7756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3866in"/>
    </style:style>
    <style:style style:name="co14" style:family="table-column">
      <style:table-column-properties fo:break-before="auto" style:column-width="2.3311in"/>
    </style:style>
    <style:style style:name="co15" style:family="table-column">
      <style:table-column-properties fo:break-before="auto" style:column-width="2.7752in"/>
    </style:style>
    <style:style style:name="co16" style:family="table-column">
      <style:table-column-properties fo:break-before="auto" style:column-width="2.789in"/>
    </style:style>
    <style:style style:name="co17" style:family="table-column">
      <style:table-column-properties fo:break-before="auto" style:column-width="2.747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style:font-name="Calibri" fo:font-size="11pt" fo:font-weight="bold" style:font-name-asian="Arial Unicode MS" style:font-size-asian="11pt" style:font-weight-asian="bold" style:font-name-complex="Calibri" style:font-size-complex="11pt" style:font-weight-complex="bold"/>
    </style:style>
    <style:style style:name="ce8" style:family="table-cell" style:parent-style-name="Default">
      <style:text-properties style:font-name="Calibri" fo:font-size="11pt" fo:font-weight="normal" style:font-name-asian="Arial Unicode MS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ervic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rank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vDays</text:p>
          </table:table-cell>
          <table:table-cell table:style-name="ce3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Web Design</text:p>
          </table:table-cell>
        </table:table-row>
        <table:table-row table:style-name="ro1">
          <table:table-cell office:value-type="string" calcext:value-type="string">
            <text:p>Website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site Developmen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bApplicationDevelopment</text:p>
          </table:table-cell>
          <table:table-cell table:formula="of:=[.B2]+1" office:value-type="float" office:value="2" calcext:value-type="float">
            <text:p/>
          </table:table-cell>
          <table:table-cell office:value-type="string" calcext:value-type="string">
            <text:p>Web Application Develop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bileWebsiteDesign</text:p>
          </table:table-cell>
          <table:table-cell table:formula="of:=[.B3]+1" office:value-type="float" office:value="3" calcext:value-type="float">
            <text:p/>
          </table:table-cell>
          <table:table-cell office:value-type="string" calcext:value-type="string">
            <text:p>Mobile Websit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ponsiveWebsiteDesign</text:p>
          </table:table-cell>
          <table:table-cell table:formula="of:=[.B4]+1" office:value-type="float" office:value="4" calcext:value-type="float">
            <text:p/>
          </table:table-cell>
          <table:table-cell office:value-type="string" calcext:value-type="string">
            <text:p>Responsive Websit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stomWebApplication</text:p>
          </table:table-cell>
          <table:table-cell table:formula="of:=[.B5]+1" office:value-type="float" office:value="5" calcext:value-type="float">
            <text:p/>
          </table:table-cell>
          <table:table-cell office:value-type="string" calcext:value-type="string">
            <text:p>Custom Web Appli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umentManagementSystem</text:p>
          </table:table-cell>
          <table:table-cell table:formula="of:=[.B6]+1" office:value-type="float" office:value="6" calcext:value-type="float">
            <text:p/>
          </table:table-cell>
          <table:table-cell office:value-type="string" calcext:value-type="string">
            <text:p>Document Management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ommerceSystem</text:p>
          </table:table-cell>
          <table:table-cell table:formula="of:=[.B7]+1" office:value-type="float" office:value="7" calcext:value-type="float">
            <text:p/>
          </table:table-cell>
          <table:table-cell office:value-type="string" calcext:value-type="string">
            <text:p>e-Commerce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lingualWebsiteIntegration</text:p>
          </table:table-cell>
          <table:table-cell table:formula="of:=[.B8]+1" office:value-type="float" office:value="8" calcext:value-type="float">
            <text:p/>
          </table:table-cell>
          <table:table-cell office:value-type="string" calcext:value-type="string">
            <text:p>Multilingual Website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MS</text:p>
          </table:table-cell>
          <table:table-cell table:formula="of:=[.B9]+1" office:value-type="float" office:value="9" calcext:value-type="float">
            <text:p/>
          </table:table-cell>
          <table:table-cell office:value-type="string" calcext:value-type="string">
            <text:p>Content Management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sBookingSystem</text:p>
          </table:table-cell>
          <table:table-cell table:formula="of:=[.B10]+1" office:value-type="float" office:value="10" calcext:value-type="float">
            <text:p/>
          </table:table-cell>
          <table:table-cell office:value-type="string" calcext:value-type="string">
            <text:p>Events Booking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okingReservationSystem</text:p>
          </table:table-cell>
          <table:table-cell table:formula="of:=[.B11]+1" office:value-type="float" office:value="11" calcext:value-type="float">
            <text:p/>
          </table:table-cell>
          <table:table-cell office:value-type="string" calcext:value-type="string">
            <text:p>Booking Reservation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lineFormsRegistration</text:p>
          </table:table-cell>
          <table:table-cell table:formula="of:=[.B12]+1" office:value-type="float" office:value="12" calcext:value-type="float">
            <text:p/>
          </table:table-cell>
          <table:table-cell office:value-type="string" calcext:value-type="string">
            <text:p>Online Forms &amp; Regis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bershipSystem</text:p>
          </table:table-cell>
          <table:table-cell table:formula="of:=[.B13]+1" office:value-type="float" office:value="13" calcext:value-type="float">
            <text:p/>
          </table:table-cell>
          <table:table-cell office:value-type="string" calcext:value-type="string">
            <text:p>Membership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minDashboard</text:p>
          </table:table-cell>
          <table:table-cell table:formula="of:=[.B14]+1" office:value-type="float" office:value="14" calcext:value-type="float">
            <text:p/>
          </table:table-cell>
          <table:table-cell office:value-type="string" calcext:value-type="string">
            <text:p>Admin Dashbo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nalSearchEngine</text:p>
          </table:table-cell>
          <table:table-cell table:formula="of:=[.B15]+1" office:value-type="float" office:value="15" calcext:value-type="float">
            <text:p/>
          </table:table-cell>
          <table:table-cell office:value-type="string" calcext:value-type="string">
            <text:p>Internal Search Eng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tantMessaging</text:p>
          </table:table-cell>
          <table:table-cell table:formula="of:=[.B16]+1" office:value-type="float" office:value="16" calcext:value-type="float">
            <text:p/>
          </table:table-cell>
          <table:table-cell office:value-type="string" calcext:value-type="string">
            <text:p>Instant Messag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rSupportHelpDeskSystem</text:p>
          </table:table-cell>
          <table:table-cell table:formula="of:=[.B17]+1" office:value-type="float" office:value="17" calcext:value-type="float">
            <text:p/>
          </table:table-cell>
          <table:table-cell office:value-type="string" calcext:value-type="string">
            <text:p>User Support- HelpDesk Syst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</text:p>
          </table:table-cell>
          <table:table-cell table:formula="of:=[.B18]+1" office:value-type="float" office:value="18" calcext:value-type="float">
            <text:p/>
          </table:table-cell>
          <table:table-cell office:value-type="string" calcext:value-type="string">
            <text:p>Single Page Appli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ativePortfolioDesign</text:p>
          </table:table-cell>
          <table:table-cell table:formula="of:=[.B19]+1" office:value-type="float" office:value="19" calcext:value-type="float">
            <text:p/>
          </table:table-cell>
          <table:table-cell office:value-type="string" calcext:value-type="string">
            <text:p>Creative Portfolio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gNewsArticles</text:p>
          </table:table-cell>
          <table:table-cell table:formula="of:=[.B20]+1" office:value-type="float" office:value="20" calcext:value-type="float">
            <text:p/>
          </table:table-cell>
          <table:table-cell office:value-type="string" calcext:value-type="string">
            <text:p>Blog-News-Artic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O</text:p>
          </table:table-cell>
          <table:table-cell table:formula="of:=[.B21]+1" office:value-type="float" office:value="21" calcext:value-type="float">
            <text:p/>
          </table:table-cell>
          <table:table-cell office:value-type="string" calcext:value-type="string">
            <text:p>Search Engine Optimization (SE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ialMediaMarketing</text:p>
          </table:table-cell>
          <table:table-cell table:formula="of:=[.B22]+1" office:value-type="float" office:value="22" calcext:value-type="float">
            <text:p/>
          </table:table-cell>
          <table:table-cell office:value-type="string" calcext:value-type="string">
            <text:p>Social Media Marke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ailNewsletter</text:p>
          </table:table-cell>
          <table:table-cell table:formula="of:=[.B23]+1" office:value-type="float" office:value="23" calcext:value-type="float">
            <text:p/>
          </table:table-cell>
          <table:table-cell office:value-type="string" calcext:value-type="string">
            <text:p>Email Newslet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ialMediaIntegration</text:p>
          </table:table-cell>
          <table:table-cell table:formula="of:=[.B24]+1" office:value-type="float" office:value="24" calcext:value-type="float">
            <text:p/>
          </table:table-cell>
          <table:table-cell office:value-type="string" calcext:value-type="string">
            <text:p>Social Media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cebookPageDesign</text:p>
          </table:table-cell>
          <table:table-cell table:formula="of:=[.B25]+1" office:value-type="float" office:value="25" calcext:value-type="float">
            <text:p/>
          </table:table-cell>
          <table:table-cell office:value-type="string" calcext:value-type="string">
            <text:p>Facebook Page 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rdPartyAPI</text:p>
          </table:table-cell>
          <table:table-cell table:formula="of:=[.B26]+1" office:value-type="float" office:value="26" calcext:value-type="float">
            <text:p/>
          </table:table-cell>
          <table:table-cell office:value-type="string" calcext:value-type="string">
            <text:p>Third-Party Web API Service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abaseMigration</text:p>
          </table:table-cell>
          <table:table-cell table:formula="of:=[.B27]+1" office:value-type="float" office:value="27" calcext:value-type="float">
            <text:p/>
          </table:table-cell>
          <table:table-cell office:value-type="string" calcext:value-type="string">
            <text:p>Database Mi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I</text:p>
          </table:table-cell>
          <table:table-cell table:formula="of:=[.B28]+1" office:value-type="float" office:value="28" calcext:value-type="float">
            <text:p/>
          </table:table-cell>
          <table:table-cell office:value-type="string" calcext:value-type="string">
            <text:p>Application Programming Interface (API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ckEndDevelopment</text:p>
          </table:table-cell>
          <table:table-cell table:formula="of:=[.B29]+1" office:value-type="float" office:value="29" calcext:value-type="float">
            <text:p/>
          </table:table-cell>
          <table:table-cell office:value-type="string" calcext:value-type="string">
            <text:p>Back-end (server) Develop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mainNameRegistration</text:p>
          </table:table-cell>
          <table:table-cell table:formula="of:=[.B30]+1" office:value-type="float" office:value="30" calcext:value-type="float">
            <text:p/>
          </table:table-cell>
          <table:table-cell office:value-type="string" calcext:value-type="string">
            <text:p>Domain Name Regis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Hosting</text:p>
          </table:table-cell>
          <table:table-cell table:formula="of:=[.B31]+1" office:value-type="float" office:value="31" calcext:value-type="float">
            <text:p/>
          </table:table-cell>
          <table:table-cell table:style-name="ce4" office:value-type="string" calcext:value-type="string">
            <text:p>Website Hos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Redesign</text:p>
          </table:table-cell>
          <table:table-cell table:formula="of:=[.B32]+1" office:value-type="float" office:value="32" calcext:value-type="float">
            <text:p/>
          </table:table-cell>
          <table:table-cell office:value-type="string" calcext:value-type="string">
            <text:p>Website Rede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Maintenance</text:p>
          </table:table-cell>
          <table:table-cell table:formula="of:=[.B33]+1" office:value-type="float" office:value="33" calcext:value-type="float">
            <text:p/>
          </table:table-cell>
          <table:table-cell office:value-type="string" calcext:value-type="string">
            <text:p>Website Mainten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nualWebsiteSupport</text:p>
          </table:table-cell>
          <table:table-cell table:formula="of:=[.B34]+1" office:value-type="float" office:value="34" calcext:value-type="float">
            <text:p/>
          </table:table-cell>
          <table:table-cell office:value-type="string" calcext:value-type="string">
            <text:p>Annual Website Sup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ApplicationProgramming</text:p>
          </table:table-cell>
          <table:table-cell table:formula="of:=[.B35]+1" office:value-type="float" office:value="35" calcext:value-type="float">
            <text:p/>
          </table:table-cell>
          <table:table-cell office:value-type="string" calcext:value-type="string">
            <text:p>Web Application Programm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lineStrategyConsulting</text:p>
          </table:table-cell>
          <table:table-cell table:formula="of:=[.B36]+1" office:value-type="float" office:value="36" calcext:value-type="float">
            <text:p/>
          </table:table-cell>
          <table:table-cell office:value-type="string" calcext:value-type="string">
            <text:p>Online Strategy Consul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yWriting</text:p>
          </table:table-cell>
          <table:table-cell table:formula="of:=[.B37]+1" office:value-type="float" office:value="37" calcext:value-type="float">
            <text:p/>
          </table:table-cell>
          <table:table-cell office:value-type="string" calcext:value-type="string">
            <text:p>Content Writ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ogleMapsIntegration</text:p>
          </table:table-cell>
          <table:table-cell table:formula="of:=[.B38]+1" office:value-type="float" office:value="38" calcext:value-type="float">
            <text:p/>
          </table:table-cell>
          <table:table-cell office:value-type="string" calcext:value-type="string">
            <text:p>Google Maps Integ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bsiteOptimization</text:p>
          </table:table-cell>
          <table:table-cell table:formula="of:=[.B39]+1" office:value-type="float" office:value="39" calcext:value-type="float">
            <text:p/>
          </table:table-cell>
          <table:table-cell office:value-type="string" calcext:value-type="string">
            <text:p>Website 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stomEmailAlerts</text:p>
          </table:table-cell>
          <table:table-cell table:formula="of:=[.B40]+1" office:value-type="float" office:value="40" calcext:value-type="float">
            <text:p/>
          </table:table-cell>
          <table:table-cell office:value-type="string" calcext:value-type="string">
            <text:p>Custom Email Alert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ReportingTools</text:p>
          </table:table-cell>
          <table:table-cell table:formula="of:=[.B41]+1" office:value-type="float" office:value="41" calcext:value-type="float">
            <text:p/>
          </table:table-cell>
          <table:table-cell office:value-type="string" calcext:value-type="string">
            <text:p>Reporting Tools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RM</text:p>
          </table:table-cell>
          <table:table-cell table:formula="of:=[.B42]+1" office:value-type="float" office:value="42" calcext:value-type="float">
            <text:p/>
          </table:table-cell>
          <table:table-cell office:value-type="string" calcext:value-type="string">
            <text:p>Customer Relationship Management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6"/>
          <table:table-cell table:number-columns-repeated="6"/>
        </table:table-row>
        <table:table-row table:style-name="ro2" table:number-rows-repeated="13">
          <table:table-cell/>
          <table:table-cell table:style-name="ce2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2"/>
          <table:table-cell table:style-name="Default" table:number-columns-repeated="5"/>
          <table:table-cell table:number-columns-repeated="6"/>
        </table:table-row>
      </table:table>
      <table:table table:name="categories" table:style-name="ta1">
        <table:table-column table:style-name="co7" table:default-cell-style-name="ce1"/>
        <table:table-column table:style-name="co8" table:default-cell-style-name="ce1"/>
        <table:table-column table:style-name="co2" table:number-columns-repeated="1022" table:default-cell-style-name="ce1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1022"/>
        </table:table-row>
        <table:table-row table:style-name="ro3">
          <table:table-cell office:value-type="string" calcext:value-type="string">
            <text:p>Web Applications Development</text:p>
          </table:table-cell>
          <table:table-cell office:value-type="string" calcext:value-type="string">
            <text:p>web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stom Applications Development</text:p>
          </table:table-cell>
          <table:table-cell office:value-type="string" calcext:value-type="string">
            <text:p>custom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bile Apps Development</text:p>
          </table:table-cell>
          <table:table-cell office:value-type="string" calcext:value-type="string">
            <text:p>mobileAppDev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ont-end Applications</text:p>
          </table:table-cell>
          <table:table-cell office:value-type="string" calcext:value-type="string">
            <text:p>frontEndAp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ver-side Applications</text:p>
          </table:table-cell>
          <table:table-cell office:value-type="string" calcext:value-type="string">
            <text:p>serverSideAp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site Design</text:p>
          </table:table-cell>
          <table:table-cell office:value-type="string" calcext:value-type="string">
            <text:p>websiteDesig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cial Media Marketing</text:p>
          </table:table-cell>
          <table:table-cell office:value-type="string" calcext:value-type="string">
            <text:p>socialMediaMarket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 Strategy Consulting</text:p>
          </table:table-cell>
          <table:table-cell office:value-type="string" calcext:value-type="string">
            <text:p>webStrategyConsult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eb Business Tools</text:p>
          </table:table-cell>
          <table:table-cell office:value-type="string" calcext:value-type="string">
            <text:p>webManagementTool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chnical Support Services</text:p>
          </table:table-cell>
          <table:table-cell office:value-type="string" calcext:value-type="string">
            <text:p>otherWebServices</text:p>
          </table:table-cell>
          <table:table-cell table:number-columns-repeated="1022"/>
        </table:table-row>
      </table:table>
      <table:table table:name="portfolio" table:style-name="ta1">
        <table:table-column table:style-name="co9" table:default-cell-style-name="Default"/>
        <table:table-column table:style-name="co10" table:default-cell-style-name="ce7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1011" table:default-cell-style-name="Default"/>
        <table:table-row table:style-name="ro2">
          <table:table-cell/>
          <table:table-cell table:style-name="ce6" office:value-type="string" calcext:value-type="string" table:number-columns-spanned="11" table:number-rows-spanned="1">
            <text:p>Projects Portfolio</text:p>
          </table:table-cell>
          <table:covered-table-cell table:style-name="ce6"/>
          <table:covered-table-cell table:number-columns-repeated="9"/>
          <table:table-cell table:number-columns-repeated="1011"/>
        </table:table-row>
        <table:table-row table:style-name="ro2">
          <table:table-cell table:style-name="ce5" office:value-type="string" calcext:value-type="string">
            <text:p>seq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ng</text:p>
          </table:table-cell>
          <table:table-cell table:style-name="ce5" office:value-type="string" calcext:value-type="string">
            <text:p>title</text:p>
          </table:table-cell>
          <table:table-cell table:number-columns-repeated="3"/>
          <table:table-cell table:style-name="ce5" office:value-type="string" calcext:value-type="string">
            <text:p>category_id</text:p>
          </table:table-cell>
          <table:table-cell table:style-name="ce5" office:value-type="string" calcext:value-type="string">
            <text:p>service_id</text:p>
          </table:table-cell>
          <table:table-cell table:style-name="ce5" office:value-type="string" calcext:value-type="string">
            <text:p>logo</text:p>
          </table:table-cell>
          <table:table-cell table:style-name="ce5" office:value-type="string" calcext:value-type="string">
            <text:p>slogan</text:p>
          </table:table-cell>
          <table:table-cell table:style-name="ce5" office:value-type="string" calcext:value-type="string">
            <text:p>image</text:p>
          </table:table-cell>
          <table:table-cell table:style-name="ce5"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CONCATENATE(&quot;project0&quot;;[.A3])" office:value-type="string" office:string-value="project01" calcext:value-type="string">
            <text:p>project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AGAcom Productions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];&quot;-logo.jpg&quot;)" office:value-type="string" office:string-value="/assets/images/portfolio/project01-logo.jpg" calcext:value-type="string">
            <text:p>/assets/images/portfolio/project01-logo.jpg</text:p>
          </table:table-cell>
          <table:table-cell office:value-type="string" calcext:value-type="string">
            <text:p>Capturing yesterday's moments for future generations</text:p>
          </table:table-cell>
          <table:table-cell table:formula="of:=CONCATENATE(&quot;/assets/images/portfolio/&quot;;[.B3];&quot;.jpg&quot;)" office:value-type="string" office:string-value="/assets/images/portfolio/project01.jpg" calcext:value-type="string">
            <text:p>/assets/images/portfolio/project01.jpg</text:p>
          </table:table-cell>
          <table:table-cell table:number-columns-repeated="1011"/>
        </table:table-row>
        <table:table-row table:style-name="ro3">
          <table:table-cell table:formula="of:=[.A3]+1" office:value-type="float" office:value="2" calcext:value-type="float">
            <text:p/>
          </table:table-cell>
          <table:table-cell table:formula="of:=CONCATENATE(&quot;project0&quot;;[.A4])" office:value-type="string" office:string-value="project02" calcext:value-type="string">
            <text:p>project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 Grande Coulée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4];&quot;-logo.jpg&quot;)" office:value-type="string" office:string-value="/assets/images/portfolio/project02-logo.jpg" calcext:value-type="string">
            <text:p>/assets/images/portfolio/project02-logo.jpg</text:p>
          </table:table-cell>
          <table:table-cell/>
          <table:table-cell table:formula="of:=CONCATENATE(&quot;/assets/images/portfolio/&quot;;[.B4];&quot;.jpg&quot;)" office:value-type="string" office:string-value="/assets/images/portfolio/project02.jpg" calcext:value-type="string">
            <text:p>/assets/images/portfolio/project02.jpg</text:p>
          </table:table-cell>
          <table:table-cell table:number-columns-repeated="1011"/>
        </table:table-row>
        <table:table-row table:style-name="ro3">
          <table:table-cell table:formula="of:=[.A4]+1" office:value-type="float" office:value="3" calcext:value-type="float">
            <text:p/>
          </table:table-cell>
          <table:table-cell table:formula="of:=CONCATENATE(&quot;project0&quot;;[.A5])" office:value-type="string" office:string-value="project03" calcext:value-type="string">
            <text:p>project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igital Emotions Multimedia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5];&quot;-logo.jpg&quot;)" office:value-type="string" office:string-value="/assets/images/portfolio/project03-logo.jpg" calcext:value-type="string">
            <text:p>/assets/images/portfolio/project03-logo.jpg</text:p>
          </table:table-cell>
          <table:table-cell/>
          <table:table-cell table:formula="of:=CONCATENATE(&quot;/assets/images/portfolio/&quot;;[.B5];&quot;.jpg&quot;)" office:value-type="string" office:string-value="/assets/images/portfolio/project03.jpg" calcext:value-type="string">
            <text:p>/assets/images/portfolio/project03.jpg</text:p>
          </table:table-cell>
          <table:table-cell table:number-columns-repeated="1011"/>
        </table:table-row>
        <table:table-row table:style-name="ro3">
          <table:table-cell table:formula="of:=[.A5]+1" office:value-type="float" office:value="4" calcext:value-type="float">
            <text:p/>
          </table:table-cell>
          <table:table-cell table:formula="of:=CONCATENATE(&quot;project0&quot;;[.A6])" office:value-type="string" office:string-value="project04" calcext:value-type="string">
            <text:p>project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CFO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6];&quot;-logo.jpg&quot;)" office:value-type="string" office:string-value="/assets/images/portfolio/project04-logo.jpg" calcext:value-type="string">
            <text:p>/assets/images/portfolio/project04-logo.jpg</text:p>
          </table:table-cell>
          <table:table-cell/>
          <table:table-cell table:formula="of:=CONCATENATE(&quot;/assets/images/portfolio/&quot;;[.B6];&quot;.jpg&quot;)" office:value-type="string" office:string-value="/assets/images/portfolio/project04.jpg" calcext:value-type="string">
            <text:p>/assets/images/portfolio/project04.jpg</text:p>
          </table:table-cell>
          <table:table-cell table:number-columns-repeated="1011"/>
        </table:table-row>
        <table:table-row table:style-name="ro3">
          <table:table-cell table:formula="of:=[.A6]+1" office:value-type="float" office:value="5" calcext:value-type="float">
            <text:p/>
          </table:table-cell>
          <table:table-cell table:formula="of:=CONCATENATE(&quot;project0&quot;;[.A7])" office:value-type="string" office:string-value="project05" calcext:value-type="string">
            <text:p>project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ndsAxis Information Technology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7];&quot;-logo.jpg&quot;)" office:value-type="string" office:string-value="/assets/images/portfolio/project05-logo.jpg" calcext:value-type="string">
            <text:p>/assets/images/portfolio/project05-logo.jpg</text:p>
          </table:table-cell>
          <table:table-cell office:value-type="string" calcext:value-type="string">
            <text:p>Linking People with Technology</text:p>
          </table:table-cell>
          <table:table-cell table:formula="of:=CONCATENATE(&quot;/assets/images/portfolio/&quot;;[.B7];&quot;.jpg&quot;)" office:value-type="string" office:string-value="/assets/images/portfolio/project05.jpg" calcext:value-type="string">
            <text:p>/assets/images/portfolio/project05.jpg</text:p>
          </table:table-cell>
          <table:table-cell table:number-columns-repeated="1011"/>
        </table:table-row>
        <table:table-row table:style-name="ro3">
          <table:table-cell table:formula="of:=[.A7]+1" office:value-type="float" office:value="6" calcext:value-type="float">
            <text:p/>
          </table:table-cell>
          <table:table-cell table:formula="of:=CONCATENATE(&quot;project0&quot;;[.A8])" office:value-type="string" office:string-value="project06" calcext:value-type="string">
            <text:p>project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mputouch Systems</text:p>
          </table:table-cell>
          <table:table-cell table:number-columns-repeated="3"/>
          <table:table-cell table:formula="of:=[categories.$B$3]" office:value-type="string" office:string-value="customAppDev" calcext:value-type="string">
            <text:p>customAppDev</text:p>
          </table:table-cell>
          <table:table-cell table:formula="of:=[services.$C$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8];&quot;-logo.jpg&quot;)" office:value-type="string" office:string-value="/assets/images/portfolio/project06-logo.jpg" calcext:value-type="string">
            <text:p>/assets/images/portfolio/project06-logo.jpg</text:p>
          </table:table-cell>
          <table:table-cell/>
          <table:table-cell table:formula="of:=CONCATENATE(&quot;/assets/images/portfolio/&quot;;[.B8];&quot;.jpg&quot;)" office:value-type="string" office:string-value="/assets/images/portfolio/project06.jpg" calcext:value-type="string">
            <text:p>/assets/images/portfolio/project06.jpg</text:p>
          </table:table-cell>
          <table:table-cell table:number-columns-repeated="1011"/>
        </table:table-row>
        <table:table-row table:style-name="ro3">
          <table:table-cell table:formula="of:=[.A8]+1" office:value-type="float" office:value="7" calcext:value-type="float">
            <text:p/>
          </table:table-cell>
          <table:table-cell table:formula="of:=CONCATENATE(&quot;project0&quot;;[.A9])" office:value-type="string" office:string-value="project07" calcext:value-type="string">
            <text:p>project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P Inventory Software</text:p>
          </table:table-cell>
          <table:table-cell table:number-columns-repeated="3"/>
          <table:table-cell table:formula="of:=[categories.$B$3]" office:value-type="string" office:string-value="customAppDev" calcext:value-type="string">
            <text:p>customAppDev</text:p>
          </table:table-cell>
          <table:table-cell table:formula="of:=[services.$C$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9];&quot;-logo.jpg&quot;)" office:value-type="string" office:string-value="/assets/images/portfolio/project07-logo.jpg" calcext:value-type="string">
            <text:p>/assets/images/portfolio/project07-logo.jpg</text:p>
          </table:table-cell>
          <table:table-cell/>
          <table:table-cell table:formula="of:=CONCATENATE(&quot;/assets/images/portfolio/&quot;;[.B9];&quot;.jpg&quot;)" office:value-type="string" office:string-value="/assets/images/portfolio/project07.jpg" calcext:value-type="string">
            <text:p>/assets/images/portfolio/project07.jpg</text:p>
          </table:table-cell>
          <table:table-cell table:number-columns-repeated="1011"/>
        </table:table-row>
        <table:table-row table:style-name="ro3">
          <table:table-cell table:formula="of:=[.A9]+1" office:value-type="float" office:value="8" calcext:value-type="float">
            <text:p/>
          </table:table-cell>
          <table:table-cell table:formula="of:=CONCATENATE(&quot;project0&quot;;[.A10])" office:value-type="string" office:string-value="project08" calcext:value-type="string">
            <text:p>project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stern Star Trucks</text:p>
          </table:table-cell>
          <table:table-cell table:number-columns-repeated="3"/>
          <table:table-cell table:formula="of:=[categories.B3]" office:value-type="string" office:string-value="customAppDev" calcext:value-type="string">
            <text:p>customAppDev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10];&quot;-logo.jpg&quot;)" office:value-type="string" office:string-value="/assets/images/portfolio/project08-logo.jpg" calcext:value-type="string">
            <text:p>/assets/images/portfolio/project08-logo.jpg</text:p>
          </table:table-cell>
          <table:table-cell/>
          <table:table-cell table:formula="of:=CONCATENATE(&quot;/assets/images/portfolio/&quot;;[.B10];&quot;.jpg&quot;)" office:value-type="string" office:string-value="/assets/images/portfolio/project08.jpg" calcext:value-type="string">
            <text:p>/assets/images/portfolio/project08.jpg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9" calcext:value-type="float">
            <text:p/>
          </table:table-cell>
          <table:table-cell table:formula="of:=CONCATENATE(&quot;project0&quot;;[.A11])" office:value-type="string" office:string-value="project09" calcext:value-type="string">
            <text:p>project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S Parts Return</text:p>
          </table:table-cell>
          <table:table-cell table:number-columns-repeated="3"/>
          <table:table-cell table:formula="of:=[categories.B4]" office:value-type="string" office:string-value="mobileAppDev" calcext:value-type="string">
            <text:p>mobileAppDev</text:p>
          </table:table-cell>
          <table:table-cell table:formula="of:=[services.C29]" office:value-type="string" office:string-value="Application Programming Interface (API)" calcext:value-type="string">
            <text:p>Application Programming Interface (API)</text:p>
          </table:table-cell>
          <table:table-cell table:formula="of:=CONCATENATE(&quot;/assets/images/portfolio/&quot;;[.B11];&quot;-logo.jpg&quot;)" office:value-type="string" office:string-value="/assets/images/portfolio/project09-logo.jpg" calcext:value-type="string">
            <text:p>/assets/images/portfolio/project09-logo.jpg</text:p>
          </table:table-cell>
          <table:table-cell/>
          <table:table-cell table:formula="of:=CONCATENATE(&quot;/assets/images/portfolio/&quot;;[.B11];&quot;.jpg&quot;)" office:value-type="string" office:string-value="/assets/images/portfolio/project09.jpg" calcext:value-type="string">
            <text:p>/assets/images/portfolio/project09.jpg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10" calcext:value-type="float">
            <text:p/>
          </table:table-cell>
          <table:table-cell table:formula="of:=CONCATENATE(&quot;project&quot;;[.A12])" office:value-type="string" office:string-value="project10" calcext:value-type="string">
            <text:p>project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stern Star Trucks</text:p>
          </table:table-cell>
          <table:table-cell table:number-columns-repeated="3"/>
          <table:table-cell table:formula="of:=[categories.B5]" office:value-type="string" office:string-value="frontEndApp" calcext:value-type="string">
            <text:p>frontEndApp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12];&quot;-logo.jpg&quot;)" office:value-type="string" office:string-value="/assets/images/portfolio/project10-logo.jpg" calcext:value-type="string">
            <text:p>/assets/images/portfolio/project10-logo.jpg</text:p>
          </table:table-cell>
          <table:table-cell/>
          <table:table-cell table:formula="of:=CONCATENATE(&quot;/assets/images/portfolio/&quot;;[.B12];&quot;.jpg&quot;)" office:value-type="string" office:string-value="/assets/images/portfolio/project10.jpg" calcext:value-type="string">
            <text:p>/assets/images/portfolio/project10.jpg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11" calcext:value-type="float">
            <text:p/>
          </table:table-cell>
          <table:table-cell table:formula="of:=CONCATENATE(&quot;project&quot;;[.A13])" office:value-type="string" office:string-value="project11" calcext:value-type="string">
            <text:p>project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aky Fisher Magic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3];&quot;-logo.jpg&quot;)" office:value-type="string" office:string-value="/assets/images/portfolio/project11-logo.jpg" calcext:value-type="string">
            <text:p>/assets/images/portfolio/project11-logo.jpg</text:p>
          </table:table-cell>
          <table:table-cell/>
          <table:table-cell table:formula="of:=CONCATENATE(&quot;/assets/images/portfolio/&quot;;[.B13];&quot;.jpg&quot;)" office:value-type="string" office:string-value="/assets/images/portfolio/project11.jpg" calcext:value-type="string">
            <text:p>/assets/images/portfolio/project11.jpg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12" calcext:value-type="float">
            <text:p/>
          </table:table-cell>
          <table:table-cell table:formula="of:=CONCATENATE(&quot;project&quot;;[.A14])" office:value-type="string" office:string-value="project12" calcext:value-type="string">
            <text:p>project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idlewood Horse Riding School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4];&quot;-logo.jpg&quot;)" office:value-type="string" office:string-value="/assets/images/portfolio/project12-logo.jpg" calcext:value-type="string">
            <text:p>/assets/images/portfolio/project12-logo.jpg</text:p>
          </table:table-cell>
          <table:table-cell/>
          <table:table-cell table:formula="of:=CONCATENATE(&quot;/assets/images/portfolio/&quot;;[.B14];&quot;.jpg&quot;)" office:value-type="string" office:string-value="/assets/images/portfolio/project12.jpg" calcext:value-type="string">
            <text:p>/assets/images/portfolio/project12.jpg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13" calcext:value-type="float">
            <text:p/>
          </table:table-cell>
          <table:table-cell table:formula="of:=CONCATENATE(&quot;project&quot;;[.A15])" office:value-type="string" office:string-value="project13" calcext:value-type="string">
            <text:p>project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ar Hugger Designs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5];&quot;-logo.jpg&quot;)" office:value-type="string" office:string-value="/assets/images/portfolio/project13-logo.jpg" calcext:value-type="string">
            <text:p>/assets/images/portfolio/project13-logo.jpg</text:p>
          </table:table-cell>
          <table:table-cell/>
          <table:table-cell table:formula="of:=CONCATENATE(&quot;/assets/images/portfolio/&quot;;[.B15];&quot;.jpg&quot;)" office:value-type="string" office:string-value="/assets/images/portfolio/project13.jpg" calcext:value-type="string">
            <text:p>/assets/images/portfolio/project13.jpg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14" calcext:value-type="float">
            <text:p/>
          </table:table-cell>
          <table:table-cell table:formula="of:=CONCATENATE(&quot;project&quot;;[.A16])" office:value-type="string" office:string-value="project14" calcext:value-type="string">
            <text:p>project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enchy PHP</text:p>
          </table:table-cell>
          <table:table-cell table:number-columns-repeated="3"/>
          <table:table-cell table:formula="of:=[categories.B6]" office:value-type="string" office:string-value="serverSideApp" calcext:value-type="string">
            <text:p>serverSideApp</text:p>
          </table:table-cell>
          <table:table-cell table:formula="of:=[services.C30]" office:value-type="string" office:string-value="Back-end (server) Development" calcext:value-type="string">
            <text:p>Back-end (server) Development</text:p>
          </table:table-cell>
          <table:table-cell table:formula="of:=CONCATENATE(&quot;/assets/images/portfolio/&quot;;[.B16];&quot;-logo.jpg&quot;)" office:value-type="string" office:string-value="/assets/images/portfolio/project14-logo.jpg" calcext:value-type="string">
            <text:p>/assets/images/portfolio/project14-logo.jpg</text:p>
          </table:table-cell>
          <table:table-cell/>
          <table:table-cell table:formula="of:=CONCATENATE(&quot;/assets/images/portfolio/&quot;;[.B16];&quot;.jpg&quot;)" office:value-type="string" office:string-value="/assets/images/portfolio/project14.jpg" calcext:value-type="string">
            <text:p>/assets/images/portfolio/project14.jpg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15" calcext:value-type="float">
            <text:p/>
          </table:table-cell>
          <table:table-cell table:formula="of:=CONCATENATE(&quot;project&quot;;[.A17])" office:value-type="string" office:string-value="project15" calcext:value-type="string">
            <text:p>project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lverStripe CMS</text:p>
          </table:table-cell>
          <table:table-cell table:number-columns-repeated="3"/>
          <table:table-cell table:formula="of:=[categories.A10]" office:value-type="string" office:string-value="Web Business Tools" calcext:value-type="string">
            <text:p>Web Business Tools</text:p>
          </table:table-cell>
          <table:table-cell table:formula="of:=[services.A10]" office:value-type="string" office:string-value="CMS" calcext:value-type="string">
            <text:p>CMS</text:p>
          </table:table-cell>
          <table:table-cell table:formula="of:=CONCATENATE(&quot;/assets/images/portfolio/&quot;;[.B17];&quot;-logo.jpg&quot;)" office:value-type="string" office:string-value="/assets/images/portfolio/project15-logo.jpg" calcext:value-type="string">
            <text:p>/assets/images/portfolio/project15-logo.jpg</text:p>
          </table:table-cell>
          <table:table-cell/>
          <table:table-cell table:formula="of:=CONCATENATE(&quot;/assets/images/portfolio/&quot;;[.B17];&quot;.jpg&quot;)" office:value-type="string" office:string-value="/assets/images/portfolio/project15.jpg" calcext:value-type="string">
            <text:p>/assets/images/portfolio/project15.jpg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16" calcext:value-type="float">
            <text:p/>
          </table:table-cell>
          <table:table-cell table:formula="of:=CONCATENATE(&quot;project&quot;;[.A18])" office:value-type="string" office:string-value="project16" calcext:value-type="string">
            <text:p>project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kanagan Translates</text:p>
          </table:table-cell>
          <table:table-cell table:number-columns-repeated="3"/>
          <table:table-cell table:formula="of:=[categories.A10]" office:value-type="string" office:string-value="Web Business Tools" calcext:value-type="string">
            <text:p>Web Business Tools</text:p>
          </table:table-cell>
          <table:table-cell table:formula="of:=[services.$A$9]" office:value-type="string" office:string-value="MultilingualWebsiteIntegration" calcext:value-type="string">
            <text:p>MultilingualWebsiteIntegration</text:p>
          </table:table-cell>
          <table:table-cell table:formula="of:=CONCATENATE(&quot;/assets/images/portfolio/&quot;;[.B18];&quot;-logo.jpg&quot;)" office:value-type="string" office:string-value="/assets/images/portfolio/project16-logo.jpg" calcext:value-type="string">
            <text:p>/assets/images/portfolio/project16-logo.jpg</text:p>
          </table:table-cell>
          <table:table-cell/>
          <table:table-cell table:formula="of:=CONCATENATE(&quot;/assets/images/portfolio/&quot;;[.B18];&quot;.jpg&quot;)" office:value-type="string" office:string-value="/assets/images/portfolio/project16.jpg" calcext:value-type="string">
            <text:p>/assets/images/portfolio/project16.jpg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17" calcext:value-type="float">
            <text:p/>
          </table:table-cell>
          <table:table-cell table:formula="of:=CONCATENATE(&quot;project&quot;;[.A19])" office:value-type="string" office:string-value="project17" calcext:value-type="string">
            <text:p>project1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ostal Amazonas Peru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19];&quot;-logo.jpg&quot;)" office:value-type="string" office:string-value="/assets/images/portfolio/project17-logo.jpg" calcext:value-type="string">
            <text:p>/assets/images/portfolio/project17-logo.jpg</text:p>
          </table:table-cell>
          <table:table-cell/>
          <table:table-cell table:formula="of:=CONCATENATE(&quot;/assets/images/portfolio/&quot;;[.B19];&quot;.jpg&quot;)" office:value-type="string" office:string-value="/assets/images/portfolio/project17.jpg" calcext:value-type="string">
            <text:p>/assets/images/portfolio/project17.jpg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18" calcext:value-type="float">
            <text:p/>
          </table:table-cell>
          <table:table-cell table:formula="of:=CONCATENATE(&quot;project&quot;;[.A20])" office:value-type="string" office:string-value="project18" calcext:value-type="string">
            <text:p>project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l Chorizon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0];&quot;-logo.jpg&quot;)" office:value-type="string" office:string-value="/assets/images/portfolio/project18-logo.jpg" calcext:value-type="string">
            <text:p>/assets/images/portfolio/project18-logo.jpg</text:p>
          </table:table-cell>
          <table:table-cell/>
          <table:table-cell table:formula="of:=CONCATENATE(&quot;/assets/images/portfolio/&quot;;[.B20];&quot;.jpg&quot;)" office:value-type="string" office:string-value="/assets/images/portfolio/project18.jpg" calcext:value-type="string">
            <text:p>/assets/images/portfolio/project18.jpg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19" calcext:value-type="float">
            <text:p/>
          </table:table-cell>
          <table:table-cell table:formula="of:=CONCATENATE(&quot;project&quot;;[.A21])" office:value-type="string" office:string-value="project19" calcext:value-type="string">
            <text:p>project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ITS</text:p>
          </table:table-cell>
          <table:table-cell table:number-columns-repeated="3"/>
          <table:table-cell table:formula="of:=[categories.A11]" office:value-type="string" office:string-value="Technical Support Services" calcext:value-type="string">
            <text:p>Technical Support Services</text:p>
          </table:table-cell>
          <table:table-cell table:formula="of:=[services.A32]" office:value-type="string" office:string-value="WebsiteHosting" calcext:value-type="string">
            <text:p>WebsiteHosting</text:p>
          </table:table-cell>
          <table:table-cell table:formula="of:=CONCATENATE(&quot;/assets/images/portfolio/&quot;;[.B21];&quot;-logo.jpg&quot;)" office:value-type="string" office:string-value="/assets/images/portfolio/project19-logo.jpg" calcext:value-type="string">
            <text:p>/assets/images/portfolio/project19-logo.jpg</text:p>
          </table:table-cell>
          <table:table-cell/>
          <table:table-cell table:formula="of:=CONCATENATE(&quot;/assets/images/portfolio/&quot;;[.B21];&quot;.jpg&quot;)" office:value-type="string" office:string-value="/assets/images/portfolio/project19.jpg" calcext:value-type="string">
            <text:p>/assets/images/portfolio/project19.jpg</text:p>
          </table:table-cell>
          <table:table-cell table:number-columns-repeated="1011"/>
        </table:table-row>
        <table:table-row table:style-name="ro3">
          <table:table-cell table:formula="of:=[.A21]+1" office:value-type="float" office:value="20" calcext:value-type="float">
            <text:p/>
          </table:table-cell>
          <table:table-cell table:formula="of:=CONCATENATE(&quot;project&quot;;[.A22])" office:value-type="string" office:string-value="project20" calcext:value-type="string">
            <text:p>project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alisto.co</text:p>
          </table:table-cell>
          <table:table-cell table:number-columns-repeated="3"/>
          <table:table-cell table:formula="of:=[.H17]" office:value-type="string" office:string-value="Web Business Tools" calcext:value-type="string">
            <text:p>Web Business Tools</text:p>
          </table:table-cell>
          <table:table-cell table:formula="of:=[.I16]" office:value-type="string" office:string-value="Back-end (server) Development" calcext:value-type="string">
            <text:p>Back-end (server) Development</text:p>
          </table:table-cell>
          <table:table-cell table:formula="of:=CONCATENATE(&quot;/assets/images/portfolio/&quot;;[.B22];&quot;-logo.jpg&quot;)" office:value-type="string" office:string-value="/assets/images/portfolio/project20-logo.jpg" calcext:value-type="string">
            <text:p>/assets/images/portfolio/project20-logo.jpg</text:p>
          </table:table-cell>
          <table:table-cell/>
          <table:table-cell table:formula="of:=CONCATENATE(&quot;/assets/images/portfolio/&quot;;[.B22];&quot;.jpg&quot;)" office:value-type="string" office:string-value="/assets/images/portfolio/project20.jpg" calcext:value-type="string">
            <text:p>/assets/images/portfolio/project20.jpg</text:p>
          </table:table-cell>
          <table:table-cell table:number-columns-repeated="1011"/>
        </table:table-row>
        <table:table-row table:style-name="ro3">
          <table:table-cell table:formula="of:=[.A22]+1" office:value-type="float" office:value="21" calcext:value-type="float">
            <text:p/>
          </table:table-cell>
          <table:table-cell table:formula="of:=CONCATENATE(&quot;project&quot;;[.A23])" office:value-type="string" office:string-value="project21" calcext:value-type="string">
            <text:p>project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Art Gallery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3];&quot;-logo.jpg&quot;)" office:value-type="string" office:string-value="/assets/images/portfolio/project21-logo.jpg" calcext:value-type="string">
            <text:p>/assets/images/portfolio/project21-logo.jpg</text:p>
          </table:table-cell>
          <table:table-cell/>
          <table:table-cell table:formula="of:=CONCATENATE(&quot;/assets/images/portfolio/&quot;;[.B23];&quot;.jpg&quot;)" office:value-type="string" office:string-value="/assets/images/portfolio/project21.jpg" calcext:value-type="string">
            <text:p>/assets/images/portfolio/project21.jpg</text:p>
          </table:table-cell>
          <table:table-cell table:number-columns-repeated="1011"/>
        </table:table-row>
        <table:table-row table:style-name="ro3">
          <table:table-cell table:formula="of:=[.A23]+1" office:value-type="float" office:value="22" calcext:value-type="float">
            <text:p/>
          </table:table-cell>
          <table:table-cell table:formula="of:=CONCATENATE(&quot;project&quot;;[.A24])" office:value-type="string" office:string-value="project22" calcext:value-type="string">
            <text:p>project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Online Catalog</text:p>
          </table:table-cell>
          <table:table-cell table:number-columns-repeated="3"/>
          <table:table-cell table:formula="of:=[categories.$A$3]" office:value-type="string" office:string-value="Custom Applications Development" calcext:value-type="string">
            <text:p>Custom Applications Development</text:p>
          </table:table-cell>
          <table:table-cell table:formula="of:=[services.C7]" office:value-type="string" office:string-value="Document Management System" calcext:value-type="string">
            <text:p>Document Management System</text:p>
          </table:table-cell>
          <table:table-cell table:formula="of:=CONCATENATE(&quot;/assets/images/portfolio/&quot;;[.B24];&quot;-logo.jpg&quot;)" office:value-type="string" office:string-value="/assets/images/portfolio/project22-logo.jpg" calcext:value-type="string">
            <text:p>/assets/images/portfolio/project22-logo.jpg</text:p>
          </table:table-cell>
          <table:table-cell/>
          <table:table-cell table:formula="of:=CONCATENATE(&quot;/assets/images/portfolio/&quot;;[.B24];&quot;.jpg&quot;)" office:value-type="string" office:string-value="/assets/images/portfolio/project22.jpg" calcext:value-type="string">
            <text:p>/assets/images/portfolio/project22.jpg</text:p>
          </table:table-cell>
          <table:table-cell table:number-columns-repeated="1011"/>
        </table:table-row>
        <table:table-row table:style-name="ro3">
          <table:table-cell table:formula="of:=[.A24]+1" office:value-type="float" office:value="23" calcext:value-type="float">
            <text:p/>
          </table:table-cell>
          <table:table-cell table:formula="of:=CONCATENATE(&quot;project&quot;;[.A25])" office:value-type="string" office:string-value="project23" calcext:value-type="string">
            <text:p>project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é Fran Online Store</text:p>
          </table:table-cell>
          <table:table-cell table:number-columns-repeated="3"/>
          <table:table-cell table:formula="of:=[categories.$B$6]" office:value-type="string" office:string-value="serverSideApp" calcext:value-type="string">
            <text:p>serverSideApp</text:p>
          </table:table-cell>
          <table:table-cell table:formula="of:=[services.C8]" office:value-type="string" office:string-value="e-Commerce system" calcext:value-type="string">
            <text:p>e-Commerce system</text:p>
          </table:table-cell>
          <table:table-cell table:formula="of:=CONCATENATE(&quot;/assets/images/portfolio/&quot;;[.B25];&quot;-logo.jpg&quot;)" office:value-type="string" office:string-value="/assets/images/portfolio/project23-logo.jpg" calcext:value-type="string">
            <text:p>/assets/images/portfolio/project23-logo.jpg</text:p>
          </table:table-cell>
          <table:table-cell/>
          <table:table-cell table:formula="of:=CONCATENATE(&quot;/assets/images/portfolio/&quot;;[.B25];&quot;.jpg&quot;)" office:value-type="string" office:string-value="/assets/images/portfolio/project23.jpg" calcext:value-type="string">
            <text:p>/assets/images/portfolio/project23.jpg</text:p>
          </table:table-cell>
          <table:table-cell table:number-columns-repeated="1011"/>
        </table:table-row>
        <table:table-row table:style-name="ro3">
          <table:table-cell table:formula="of:=[.A25]+1" office:value-type="float" office:value="24" calcext:value-type="float">
            <text:p/>
          </table:table-cell>
          <table:table-cell table:formula="of:=CONCATENATE(&quot;project&quot;;[.A26])" office:value-type="string" office:string-value="project24" calcext:value-type="string">
            <text:p>project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alisto.org</text:p>
          </table:table-cell>
          <table:table-cell table:number-columns-repeated="3"/>
          <table:table-cell table:formula="of:=[categories.A2]" office:value-type="string" office:string-value="Web Applications Development" calcext:value-type="string">
            <text:p>Web Applications Development</text:p>
          </table:table-cell>
          <table:table-cell table:formula="of:=[services.$C$6]" office:value-type="string" office:string-value="Custom Web Application" calcext:value-type="string">
            <text:p>Custom Web Application</text:p>
          </table:table-cell>
          <table:table-cell table:formula="of:=CONCATENATE(&quot;/assets/images/portfolio/&quot;;[.B26];&quot;-logo.jpg&quot;)" office:value-type="string" office:string-value="/assets/images/portfolio/project24-logo.jpg" calcext:value-type="string">
            <text:p>/assets/images/portfolio/project24-logo.jpg</text:p>
          </table:table-cell>
          <table:table-cell/>
          <table:table-cell table:formula="of:=CONCATENATE(&quot;/assets/images/portfolio/&quot;;[.B26];&quot;.jpg&quot;)" office:value-type="string" office:string-value="/assets/images/portfolio/project24.jpg" calcext:value-type="string">
            <text:p>/assets/images/portfolio/project24.jpg</text:p>
          </table:table-cell>
          <table:table-cell table:number-columns-repeated="1011"/>
        </table:table-row>
        <table:table-row table:style-name="ro3">
          <table:table-cell table:formula="of:=[.A26]+1" office:value-type="float" office:value="25" calcext:value-type="float">
            <text:p/>
          </table:table-cell>
          <table:table-cell table:formula="of:=CONCATENATE(&quot;project&quot;;[.A27])" office:value-type="string" office:string-value="project25" calcext:value-type="string">
            <text:p>project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iriam Escobar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19]" office:value-type="string" office:string-value="SPA" calcext:value-type="string">
            <text:p>SPA</text:p>
          </table:table-cell>
          <table:table-cell table:formula="of:=CONCATENATE(&quot;/assets/images/portfolio/&quot;;[.B27];&quot;-logo.jpg&quot;)" office:value-type="string" office:string-value="/assets/images/portfolio/project25-logo.jpg" calcext:value-type="string">
            <text:p>/assets/images/portfolio/project25-logo.jpg</text:p>
          </table:table-cell>
          <table:table-cell/>
          <table:table-cell table:formula="of:=CONCATENATE(&quot;/assets/images/portfolio/&quot;;[.B27];&quot;.jpg&quot;)" office:value-type="string" office:string-value="/assets/images/portfolio/project25.jpg" calcext:value-type="string">
            <text:p>/assets/images/portfolio/project25.jpg</text:p>
          </table:table-cell>
          <table:table-cell table:number-columns-repeated="1011"/>
        </table:table-row>
        <table:table-row table:style-name="ro3">
          <table:table-cell table:formula="of:=[.A27]+1" office:value-type="float" office:value="26" calcext:value-type="float">
            <text:p/>
          </table:table-cell>
          <table:table-cell table:formula="of:=CONCATENATE(&quot;project&quot;;[.A28])" office:value-type="string" office:string-value="project26" calcext:value-type="string">
            <text:p>project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stal Amazonas Peru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28];&quot;-logo.jpg&quot;)" office:value-type="string" office:string-value="/assets/images/portfolio/project26-logo.jpg" calcext:value-type="string">
            <text:p>/assets/images/portfolio/project26-logo.jpg</text:p>
          </table:table-cell>
          <table:table-cell/>
          <table:table-cell table:formula="of:=CONCATENATE(&quot;/assets/images/portfolio/&quot;;[.B28];&quot;.jpg&quot;)" office:value-type="string" office:string-value="/assets/images/portfolio/project26.jpg" calcext:value-type="string">
            <text:p>/assets/images/portfolio/project26.jpg</text:p>
          </table:table-cell>
          <table:table-cell table:number-columns-repeated="1011"/>
        </table:table-row>
        <table:table-row table:style-name="ro3">
          <table:table-cell table:formula="of:=[.A28]+1" office:value-type="float" office:value="27" calcext:value-type="float">
            <text:p/>
          </table:table-cell>
          <table:table-cell table:formula="of:=CONCATENATE(&quot;project&quot;;[.A29])" office:value-type="string" office:string-value="project27" calcext:value-type="string">
            <text:p>project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ançois Dutil Blog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A21]" office:value-type="string" office:string-value="BlogNewsArticles" calcext:value-type="string">
            <text:p>BlogNewsArticles</text:p>
          </table:table-cell>
          <table:table-cell table:formula="of:=CONCATENATE(&quot;/assets/images/portfolio/&quot;;[.B29];&quot;-logo.jpg&quot;)" office:value-type="string" office:string-value="/assets/images/portfolio/project27-logo.jpg" calcext:value-type="string">
            <text:p>/assets/images/portfolio/project27-logo.jpg</text:p>
          </table:table-cell>
          <table:table-cell/>
          <table:table-cell table:formula="of:=CONCATENATE(&quot;/assets/images/portfolio/&quot;;[.B29];&quot;.jpg&quot;)" office:value-type="string" office:string-value="/assets/images/portfolio/project27.jpg" calcext:value-type="string">
            <text:p>/assets/images/portfolio/project27.jpg</text:p>
          </table:table-cell>
          <table:table-cell table:number-columns-repeated="1011"/>
        </table:table-row>
        <table:table-row table:style-name="ro3">
          <table:table-cell table:formula="of:=[.A29]+1" office:value-type="float" office:value="28" calcext:value-type="float">
            <text:p/>
          </table:table-cell>
          <table:table-cell table:formula="of:=CONCATENATE(&quot;project&quot;;[.A30])" office:value-type="string" office:string-value="project28" calcext:value-type="string">
            <text:p>project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20io</text:p>
          </table:table-cell>
          <table:table-cell table:number-columns-repeated="3"/>
          <table:table-cell table:formula="of:=[categories.B2]" office:value-type="string" office:string-value="webAppDev" calcext:value-type="string">
            <text:p>webAppDev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0];&quot;-logo.jpg&quot;)" office:value-type="string" office:string-value="/assets/images/portfolio/project28-logo.jpg" calcext:value-type="string">
            <text:p>/assets/images/portfolio/project28-logo.jpg</text:p>
          </table:table-cell>
          <table:table-cell/>
          <table:table-cell table:formula="of:=CONCATENATE(&quot;/assets/images/portfolio/&quot;;[.B30];&quot;.jpg&quot;)" office:value-type="string" office:string-value="/assets/images/portfolio/project28.jpg" calcext:value-type="string">
            <text:p>/assets/images/portfolio/project28.jpg</text:p>
          </table:table-cell>
          <table:table-cell table:number-columns-repeated="1011"/>
        </table:table-row>
        <table:table-row table:style-name="ro3">
          <table:table-cell table:formula="of:=[.A30]+1" office:value-type="float" office:value="29" calcext:value-type="float">
            <text:p/>
          </table:table-cell>
          <table:table-cell table:formula="of:=CONCATENATE(&quot;project&quot;;[.A31])" office:value-type="string" office:string-value="project29" calcext:value-type="string">
            <text:p>project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pate</text:p>
          </table:table-cell>
          <table:table-cell table:number-columns-repeated="3"/>
          <table:table-cell table:formula="of:=[categories.$B$7]" office:value-type="string" office:string-value="websiteDesign" calcext:value-type="string">
            <text:p>websiteDesign</text:p>
          </table:table-cell>
          <table:table-cell table:formula="of:=[services.$A$2]" office:value-type="string" office:string-value="WebsiteDevelopment" calcext:value-type="string">
            <text:p>WebsiteDevelopment</text:p>
          </table:table-cell>
          <table:table-cell table:formula="of:=CONCATENATE(&quot;/assets/images/portfolio/&quot;;[.B31];&quot;-logo.jpg&quot;)" office:value-type="string" office:string-value="/assets/images/portfolio/project29-logo.jpg" calcext:value-type="string">
            <text:p>/assets/images/portfolio/project29-logo.jpg</text:p>
          </table:table-cell>
          <table:table-cell/>
          <table:table-cell table:formula="of:=CONCATENATE(&quot;/assets/images/portfolio/&quot;;[.B31];&quot;.jpg&quot;)" office:value-type="string" office:string-value="/assets/images/portfolio/project29.jpg" calcext:value-type="string">
            <text:p>/assets/images/portfolio/project29.jpg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6:08:34.8304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3:10:48.101026000</meta:creation-date>
    <dc:date>2015-02-05T16:08:49.117435000</dc:date>
    <meta:editing-duration>PT3H48M38S</meta:editing-duration>
    <meta:editing-cycles>11</meta:editing-cycles>
    <meta:generator>LibreOffice/4.2.1.1$MacOSX_X86_64 LibreOffice_project/d7dbbd7842e6a58b0f521599204e827654e1fb8b</meta:generator>
    <meta:document-statistic meta:table-count="3" meta:cell-count="402" meta:object-count="0"/>
    <meta:user-defined meta:name=""/>
  </office:meta>
</office:document-meta>
</file>